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46pt"/>
    </style:style>
    <style:style style:name="co3" style:family="table-column">
      <style:table-column-properties fo:break-before="auto" style:column-width="56.81pt"/>
    </style:style>
    <style:style style:name="co4" style:family="table-column">
      <style:table-column-properties fo:break-before="auto" style:column-width="129.09pt"/>
    </style:style>
    <style:style style:name="co5" style:family="table-column">
      <style:table-column-properties fo:break-before="auto" style:column-width="87.11pt"/>
    </style:style>
    <style:style style:name="co6" style:family="table-column">
      <style:table-column-properties fo:break-before="auto" style:column-width="84.61pt"/>
    </style:style>
    <style:style style:name="co7" style:family="table-column">
      <style:table-column-properties fo:break-before="auto" style:column-width="92.64pt"/>
    </style:style>
    <style:style style:name="co8" style:family="table-column">
      <style:table-column-properties fo:break-before="auto" style:column-width="111.29pt"/>
    </style:style>
    <style:style style:name="co9" style:family="table-column">
      <style:table-column-properties fo:break-before="auto" style:column-width="57.15pt"/>
    </style:style>
    <style:style style:name="co10" style:family="table-column">
      <style:table-column-properties fo:break-before="auto" style:column-width="106.44pt"/>
    </style:style>
    <style:style style:name="co11" style:family="table-column">
      <style:table-column-properties fo:break-before="auto" style:column-width="264.39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78.21pt"/>
    </style:style>
    <style:style style:name="co14" style:family="table-column">
      <style:table-column-properties fo:break-before="auto" style:column-width="89.6pt"/>
    </style:style>
    <style:style style:name="co15" style:family="table-column">
      <style:table-column-properties fo:break-before="auto" style:column-width="26.56pt"/>
    </style:style>
    <style:style style:name="co16" style:family="table-column">
      <style:table-column-properties fo:break-before="auto" style:column-width="44.45pt"/>
    </style:style>
    <style:style style:name="co17" style:family="table-column">
      <style:table-column-properties fo:break-before="auto" style:column-width="54.34pt"/>
    </style:style>
    <style:style style:name="co18" style:family="table-column">
      <style:table-column-properties fo:break-before="auto" style:column-width="79.06pt"/>
    </style:style>
    <style:style style:name="co19" style:family="table-column">
      <style:table-column-properties fo:break-before="auto" style:column-width="130.96pt"/>
    </style:style>
    <style:style style:name="co20" style:family="table-column">
      <style:table-column-properties fo:break-before="auto" style:column-width="96.94pt"/>
    </style:style>
    <style:style style:name="co21" style:family="table-column">
      <style:table-column-properties fo:break-before="auto" style:column-width="81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58.79pt" fo:break-before="auto" style:use-optimal-row-height="false"/>
    </style:style>
    <style:style style:name="ro4" style:family="table-row">
      <style:table-row-properties style:row-height="92.41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4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5"/>
    <style:style style:name="ce5" style:family="table-cell" style:parent-style-name="Default" style:data-style-name="N124"/>
    <style:style style:name="ce4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4">
      <style:table-cell-properties fo:background-color="#b2b2b2" fo:border="0.06pt solid #000000"/>
    </style:style>
    <style:style style:name="ce13" style:family="table-cell" style:parent-style-name="Default" style:data-style-name="N4">
      <style:table-cell-properties fo:background-color="#ffff00" fo:border="0.06pt solid #000000"/>
    </style:style>
    <style:style style:name="ce14" style:family="table-cell" style:parent-style-name="Default" style:data-style-name="N4">
      <style:table-cell-properties fo:background-color="transparent" fo:border="0.06pt solid #000000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4">
      <style:table-cell-properties fo:border="none"/>
    </style:style>
    <style:style style:name="ce5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cccccc"/>
    </style:style>
    <style:style style:name="ce20" style:family="table-cell" style:parent-style-name="Default" style:data-style-name="N4">
      <style:table-cell-properties fo:background-color="#ffff66"/>
    </style:style>
    <style:style style:name="ce21" style:family="table-cell" style:parent-style-name="Default" style:data-style-name="N4">
      <style:table-cell-properties fo:background-color="transparent"/>
    </style:style>
    <style:style style:name="ce22" style:family="table-cell" style:parent-style-name="Default" style:data-style-name="N4"/>
    <style:style style:name="ce23" style:family="table-cell" style:parent-style-name="Default" style:data-style-name="N138">
      <style:table-cell-properties fo:background-color="#cccccc"/>
    </style:style>
    <style:style style:name="ce24" style:family="table-cell" style:parent-style-name="Default" style:data-style-name="N138">
      <style:table-cell-properties fo:background-color="#ffff66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4">
      <style:table-cell-properties fo:background-color="#ffff00"/>
    </style:style>
    <style:style style:name="ce27" style:family="table-cell" style:parent-style-name="Default" style:data-style-name="N138">
      <style:table-cell-properties fo:background-color="transparent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61" style:family="table-cell" style:parent-style-name="Default">
      <style:table-cell-properties fo:background-color="#faa61a"/>
    </style:style>
    <style:style style:name="ce60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63" style:family="table-cell" style:parent-style-name="Default">
      <style:table-cell-properties fo:background-color="#faa61a" fo:border="0.06pt solid #000000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 style:data-style-name="N2"/>
    <style:style style:name="ce6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 style:data-style-name="N0"/>
    <style:style style:name="ce73" style:family="table-cell" style:parent-style-name="Default" style:data-style-name="N140">
      <style:table-cell-properties fo:border="0.06pt solid #000000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5" style:family="table-cell" style:parent-style-name="Default" style:data-style-name="N125">
      <style:table-cell-properties fo:border="0.06pt solid #000000"/>
    </style:style>
    <style:style style:name="ce86" style:family="table-cell" style:parent-style-name="Default" style:data-style-name="N125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79" style:family="table-cell" style:parent-style-name="Default" style:data-style-name="N3">
      <style:text-properties style:font-weight-asian="bold" style:font-weight-complex="bold"/>
    </style:style>
    <style:style style:name="ce87" style:family="table-cell" style:parent-style-name="Default" style:data-style-name="N139">
      <style:table-cell-properties fo:border="0.06pt solid #000000"/>
    </style:style>
    <style:style style:name="ce88" style:family="table-cell" style:parent-style-name="Default" style:data-style-name="N139">
      <style:table-cell-properties fo:border="0.06pt solid #000000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89" style:family="table-cell" style:parent-style-name="Default" style:data-style-name="N124">
      <style:table-cell-properties fo:border="0.06pt solid #000000"/>
    </style:style>
    <style:style style:name="ce90" style:family="table-cell" style:parent-style-name="Default" style:data-style-name="N124">
      <style:table-cell-properties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9V" table:style-name="ta1">
        <table:shapes>
          <draw:frame draw:z-index="0" draw:style-name="gr1" draw:text-style-name="P1" svg:width="388.03pt" svg:height="153.55pt" svg:x="575.91pt" svg:y="92.83pt">
            <draw:object draw:notify-on-update-of-ranges="9V.E11:9V.E19 9V.D9:9V.D9 9V.D11:9V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8" office:value-type="string" calcext:value-type="string">
            <text:p>Mapeo entre velocidades del vehiculo y comandos del motor: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oltaje de los motores:</text:p>
          </table:table-cell>
          <table:covered-table-cell table:style-name="ce44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eso: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Bateria, Kinect, RbPi, RPLIDAR</text:p>
          </table:table-cell>
          <table:covered-table-cell table:style-name="ce1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uperficie: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Baldosa</text:p>
          </table:table-cell>
          <table:covered-table-cell table:style-name="ce11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Distancia recorrida (m)</text:p>
          </table:table-cell>
          <table:table-cell office:value-type="string" calcext:value-type="string">
            <text:p>Tiempo (s)</text:p>
          </table:table-cell>
          <table:table-cell table:style-name="ce48" office:value-type="string" calcext:value-type="string">
            <text:p>Y: Comando motor forward()</text:p>
          </table:table-cell>
          <table:table-cell table:style-name="ce48" office:value-type="string" calcext:value-type="string">
            <text:p>X: Velocidad (m/s)</text:p>
          </table:table-cell>
          <table:table-cell office:value-type="string" calcext:value-type="string">
            <text:p>Validacion con formula</text:p>
            <text:p>'y = 1.2 x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4" office:value-type="float" office:value="0" calcext:value-type="float">
            <text:p>0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8.83" calcext:value-type="float">
            <text:p>8.83</text:p>
          </table:table-cell>
          <table:table-cell office:value-type="float" office:value="0.2" calcext:value-type="float">
            <text:p>0.2</text:p>
          </table:table-cell>
          <table:table-cell table:style-name="ce12" table:formula="of:=[.B11]/[.C11]" office:value-type="float" office:value="0.203850509626274" calcext:value-type="float">
            <text:p>0.20</text:p>
          </table:table-cell>
          <table:table-cell table:style-name="ce4" table:formula="of:=1.2*[.E11]" office:value-type="float" office:value="0.244620611551529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6.18" calcext:value-type="float">
            <text:p>6.18</text:p>
          </table:table-cell>
          <table:table-cell office:value-type="float" office:value="0.3" calcext:value-type="float">
            <text:p>0.3</text:p>
          </table:table-cell>
          <table:table-cell table:style-name="ce13" table:formula="of:=[.B12]/[.C12]" office:value-type="float" office:value="0.29126213592233" calcext:value-type="float">
            <text:p>0.29</text:p>
          </table:table-cell>
          <table:table-cell table:style-name="ce4" table:formula="of:=1.2*[.E12]" office:value-type="float" office:value="0.349514563106796" calcext:value-type="float">
            <text:p>0.3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4.83" calcext:value-type="float">
            <text:p>4.83</text:p>
          </table:table-cell>
          <table:table-cell office:value-type="float" office:value="0.4" calcext:value-type="float">
            <text:p>0.4</text:p>
          </table:table-cell>
          <table:table-cell table:style-name="ce14" table:formula="of:=[.B13]/[.C13]" office:value-type="float" office:value="0.372670807453416" calcext:value-type="float">
            <text:p>0.37</text:p>
          </table:table-cell>
          <table:table-cell table:style-name="ce4" table:formula="of:=1.2*[.E13]" office:value-type="float" office:value="0.447204968944099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style-name="ce4" table:formula="of:=1.2*[.E14]" office:value-type="float" office:value="0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style-name="ce4" table:formula="of:=1.2*[.E15]" office:value-type="float" office:value="0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4" table:formula="of:=1.2*[.E16]" office:value-type="float" office:value="0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style-name="ce4" table:formula="of:=1.2*[.E17]" office:value-type="float" office:value="0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style-name="ce4" table:formula="of:=1.2*[.E18]" office:value-type="float" office:value="0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" table:formula="of:=1.2*[.E19]" office:value-type="float" office:value="0" calcext:value-type="float">
            <text:p>0.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0"/>
          <table:table-cell table:style-name="ce16"/>
          <table:table-cell table:style-name="ce4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Giro sobre un punto recorrido (rad)</text:p>
          </table:table-cell>
          <table:table-cell office:value-type="string" calcext:value-type="string">
            <text:p>Tiempo (s)</text:p>
          </table:table-cell>
          <table:table-cell table:style-name="ce48" office:value-type="string" calcext:value-type="string">
            <text:p>Comando motor right()</text:p>
          </table:table-cell>
          <table:table-cell table:style-name="ce57" office:value-type="string" calcext:value-type="string">
            <text:p>Velocidad angular w (rad/s)</text:p>
          </table:table-cell>
          <table:table-cell table:style-name="ce18" office:value-type="string" calcext:value-type="string">
            <text:p>Velocidad tangencial izq y der (m/s), considerando rosamiento</text:p>
          </table:table-cell>
          <table:table-cell table:style-name="ce18" office:value-type="string" calcext:value-type="string">
            <text:p>Velocidad angular requerida a los motores para contrarestar rosamiento (rad/s)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17.55" calcext:value-type="float">
            <text:p>17.55</text:p>
          </table:table-cell>
          <table:table-cell office:value-type="float" office:value="0.3" calcext:value-type="float">
            <text:p>0.3</text:p>
          </table:table-cell>
          <table:table-cell table:formula="of:=[.B26]/[.C26]" office:value-type="float" office:value="0.35801625681935" calcext:value-type="float">
            <text:p>0.36</text:p>
          </table:table-cell>
          <table:table-cell table:style-name="ce19" table:formula="of:=[.E12]" office:value-type="float" office:value="0.29126213592233" calcext:value-type="float">
            <text:p>0.29</text:p>
          </table:table-cell>
          <table:table-cell table:style-name="ce23" table:formula="of:=2*[.F26]/0.29" office:value-type="float" office:value="2.00870438567124" calcext:value-type="float">
            <text:p>2.0</text:p>
          </table:table-cell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5.76" calcext:value-type="float">
            <text:p>5.76</text:p>
          </table:table-cell>
          <table:table-cell office:value-type="float" office:value="0.4" calcext:value-type="float">
            <text:p>0.4</text:p>
          </table:table-cell>
          <table:table-cell table:formula="of:=[.B27]/[.C27]" office:value-type="float" office:value="1.09083078249646" calcext:value-type="float">
            <text:p>1.09</text:p>
          </table:table-cell>
          <table:table-cell table:style-name="ce20" table:formula="of:=[.E13]" office:value-type="float" office:value="0.372670807453416" calcext:value-type="float">
            <text:p>0.37</text:p>
          </table:table-cell>
          <table:table-cell table:style-name="ce24" table:formula="of:=2*[.F27]/0.29" office:value-type="float" office:value="2.57014349967873" calcext:value-type="float">
            <text:p>2.6</text:p>
          </table:table-cell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3.68" calcext:value-type="float">
            <text:p>3.68</text:p>
          </table:table-cell>
          <table:table-cell office:value-type="float" office:value="0.5" calcext:value-type="float">
            <text:p>0.5</text:p>
          </table:table-cell>
          <table:table-cell table:formula="of:=[.B28]/[.C28]" office:value-type="float" office:value="1.70738731173358" calcext:value-type="float">
            <text:p>1.71</text:p>
          </table:table-cell>
          <table:table-cell table:style-name="ce21"/>
          <table:table-cell table:style-name="ce25" table:formula="of:=2*[.F28]/0.2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style-name="ce21"/>
          <table:table-cell table:formula="of:=2*[.F29]/0.2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22"/>
          <table:table-cell table:formula="of:=2*[.F30]/0.2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/>
          <table:table-cell/>
          <table:table-cell office:value-type="float" office:value="0.8" calcext:value-type="float">
            <text:p>0.8</text:p>
          </table:table-cell>
          <table:table-cell/>
          <table:table-cell table:style-name="ce22"/>
          <table:table-cell/>
        </table:table-row>
        <table:table-row table:style-name="ro1">
          <table:table-cell/>
          <table:table-cell table:style-name="ce5"/>
          <table:table-cell/>
          <table:table-cell office:value-type="float" office:value="0.9" calcext:value-type="float">
            <text:p>0.9</text:p>
          </table:table-cell>
          <table:table-cell/>
          <table:table-cell table:style-name="ce22"/>
          <table:table-cell/>
        </table:table-row>
        <table:table-row table:style-name="ro1"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table:style-name="ce22"/>
          <table:table-cell table:formula="of:=2*[.F33]/0.29" office:value-type="float" office:value="0" calcext:value-type="float">
            <text:p>0</text:p>
          </table:table-cell>
        </table:table-row>
      </table:table>
      <table:table table:name="5V" table:style-name="ta1">
        <table:shapes>
          <draw:frame draw:z-index="0" draw:style-name="gr1" draw:text-style-name="P1" svg:width="325.02pt" svg:height="163.76pt" svg:x="482.4pt" svg:y="99.01pt">
            <draw:object draw:notify-on-update-of-ranges="5V.E13:5V.E19 5V.D9:5V.D9 5V.D13:5V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44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8" office:value-type="string" calcext:value-type="string">
            <text:p>Mapeo entre velocidades del vehiculo y comandos del motor: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Voltaje de los motores:</text:p>
          </table:table-cell>
          <table:covered-table-cell table:style-name="ce44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eso:</text:p>
          </table:table-cell>
          <table:covered-table-cell table:style-name="ce7"/>
          <table:table-cell table:style-name="ce8" office:value-type="string" calcext:value-type="string">
            <text:p>Bateria, Kinect, RbPi, RPLIDAR</text:p>
          </table:table-cell>
          <table:table-cell table:style-name="ce1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uperficie:</text:p>
          </table:table-cell>
          <table:covered-table-cell table:style-name="ce7"/>
          <table:table-cell table:style-name="ce8" office:value-type="string" calcext:value-type="string">
            <text:p>Baldosa, piso de parcela de Charles</text:p>
          </table:table-cell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Distancia recorrida (m)</text:p>
          </table:table-cell>
          <table:table-cell office:value-type="string" calcext:value-type="string">
            <text:p>Tiempo (s)</text:p>
          </table:table-cell>
          <table:table-cell table:style-name="ce48" office:value-type="string" calcext:value-type="string">
            <text:p>Y: Comando motor forward()</text:p>
          </table:table-cell>
          <table:table-cell table:style-name="ce48" office:value-type="string" calcext:value-type="string">
            <text:p>X: Velocidad (m/s)</text:p>
          </table:table-cell>
          <table:table-cell office:value-type="string" calcext:value-type="string">
            <text:p>Validacion con formula</text:p>
            <text:p>'y = 2.6 x + 0.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7.34" calcext:value-type="float">
            <text:p>7.34</text:p>
          </table:table-cell>
          <table:table-cell office:value-type="float" office:value="0.5" calcext:value-type="float">
            <text:p>0.5</text:p>
          </table:table-cell>
          <table:table-cell table:style-name="ce14" table:formula="of:=[.B14]/[.C14]" office:value-type="float" office:value="0.204359673024523" calcext:value-type="float">
            <text:p>0.20</text:p>
          </table:table-cell>
          <table:table-cell table:style-name="ce22" table:formula="of:=2.6*[.E14]+0.04" office:value-type="float" office:value="0.57133514986376" calcext:value-type="float">
            <text:p>0.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6.36" calcext:value-type="float">
            <text:p>6.36</text:p>
          </table:table-cell>
          <table:table-cell office:value-type="float" office:value="0.6" calcext:value-type="float">
            <text:p>0.6</text:p>
          </table:table-cell>
          <table:table-cell table:style-name="ce13" table:formula="of:=[.B15]/[.C15]" office:value-type="float" office:value="0.235849056603774" calcext:value-type="float">
            <text:p>0.24</text:p>
          </table:table-cell>
          <table:table-cell table:style-name="ce22" table:formula="of:=2.6*[.E15]+0.04" office:value-type="float" office:value="0.653207547169811" calcext:value-type="float">
            <text:p>0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14" office:value-type="float" office:value="0.26" calcext:value-type="float">
            <text:p>0.26</text:p>
          </table:table-cell>
          <table:table-cell table:style-name="ce22" table:formula="of:=2.6*[.E16]+0.04" office:value-type="float" office:value="0.716" calcext:value-type="float">
            <text:p>0.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14" table:formula="of:=[.B17]/[.C17]" office:value-type="string" office:string-value="" calcext:value-type="error">
            <text:p>#DIV/0!</text:p>
          </table:table-cell>
          <table:table-cell table:style-name="ce22" table:formula="of:=2.6*[.E17]+0.04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14" table:formula="of:=[.B18]/[.C18]" office:value-type="string" office:string-value="" calcext:value-type="error">
            <text:p>#DIV/0!</text:p>
          </table:table-cell>
          <table:table-cell table:style-name="ce22" table:formula="of:=2.6*[.E18]+0.04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14" table:formula="of:=[.B19]/[.C19]" office:value-type="float" office:value="0.328947368421053" calcext:value-type="float">
            <text:p>0.33</text:p>
          </table:table-cell>
          <table:table-cell table:style-name="ce22" table:formula="of:=2.6*[.E19]+0.04" office:value-type="float" office:value="0.895263157894737" calcext:value-type="float">
            <text:p>0.90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0"/>
          <table:table-cell table:style-name="ce16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Giro sobre un punto recorrido (rad)</text:p>
          </table:table-cell>
          <table:table-cell office:value-type="string" calcext:value-type="string">
            <text:p>Tiempo (s)</text:p>
          </table:table-cell>
          <table:table-cell table:style-name="ce48" office:value-type="string" calcext:value-type="string">
            <text:p>Comando motor right()</text:p>
          </table:table-cell>
          <table:table-cell table:style-name="ce57" office:value-type="string" calcext:value-type="string">
            <text:p>Velocidad angular w (rad/s)</text:p>
          </table:table-cell>
          <table:table-cell table:style-name="ce18" office:value-type="string" calcext:value-type="string">
            <text:p>Velocidad tangencial izq y der (m/s), considerando rosamiento</text:p>
          </table:table-cell>
          <table:table-cell table:style-name="ce18" office:value-type="string" calcext:value-type="string">
            <text:p>Velocidad angular requerida a los motores para contrarestar rosamiento (rad/s)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7"/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7"/>
          <table:table-cell table:number-columns-repeated="2"/>
        </table:table-row>
        <table:table-row table:style-name="ro1">
          <table:table-cell/>
          <table:table-cell table:style-name="ce4" office:value-type="float" office:value="0" calcext:value-type="float">
            <text:p>0.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table:style-name="ce25"/>
          <table:table-cell table:number-columns-repeated="2"/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9.88" calcext:value-type="float">
            <text:p>9.88</text:p>
          </table:table-cell>
          <table:table-cell office:value-type="float" office:value="0.6" calcext:value-type="float">
            <text:p>0.6</text:p>
          </table:table-cell>
          <table:table-cell table:style-name="ce13" table:formula="of:=[.B29]/[.C29]" office:value-type="float" office:value="0.635949929876476" calcext:value-type="float">
            <text:p>0.64</text:p>
          </table:table-cell>
          <table:table-cell table:style-name="ce26" table:formula="of:=[.E15]" office:value-type="float" office:value="0.235849056603774" calcext:value-type="float">
            <text:p>0.24</text:p>
          </table:table-cell>
          <table:table-cell table:style-name="ce28" table:formula="of:=2*[.F29]/0.29" office:value-type="float" office:value="1.62654521795706" calcext:value-type="float">
            <text:p>1.62654521795706</text:p>
          </table:table-cell>
          <table:table-cell/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6.88" calcext:value-type="float">
            <text:p>6.88</text:p>
          </table:table-cell>
          <table:table-cell office:value-type="float" office:value="0.7" calcext:value-type="float">
            <text:p>0.7</text:p>
          </table:table-cell>
          <table:table-cell table:style-name="ce15" table:formula="of:=[.B30]/[.C30]" office:value-type="float" office:value="0.913253678369126" calcext:value-type="float">
            <text:p>0.91</text:p>
          </table:table-cell>
          <table:table-cell table:style-name="ce21" table:formula="of:=[.E16]" office:value-type="float" office:value="0.26" calcext:value-type="float">
            <text:p>0.26</text:p>
          </table:table-cell>
          <table:table-cell table:style-name="ce25" table:formula="of:=2*[.F30]/0.29" office:value-type="float" office:value="1.79310344827586" calcext:value-type="float">
            <text:p>1.79310344827586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5.66" calcext:value-type="float">
            <text:p>5.66</text:p>
          </table:table-cell>
          <table:table-cell office:value-type="float" office:value="0.8" calcext:value-type="float">
            <text:p>0.8</text:p>
          </table:table-cell>
          <table:table-cell table:style-name="ce15" table:formula="of:=[.B31]/[.C31]" office:value-type="float" office:value="1.11010341116247" calcext:value-type="float">
            <text:p>1.11</text:p>
          </table:table-cell>
          <table:table-cell table:style-name="ce21" table:formula="of:=[.E17]" office:value-type="string" office:string-value="" calcext:value-type="error">
            <text:p>#DIV/0!</text:p>
          </table:table-cell>
          <table:table-cell table:style-name="ce25" table:formula="of:=2*[.F31]/0.29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4.78" calcext:value-type="float">
            <text:p>4.78</text:p>
          </table:table-cell>
          <table:table-cell office:value-type="float" office:value="0.9" calcext:value-type="float">
            <text:p>0.9</text:p>
          </table:table-cell>
          <table:table-cell table:style-name="ce15" table:formula="of:=[.B32]/[.C32]" office:value-type="float" office:value="1.3144739136359" calcext:value-type="float">
            <text:p>1.31</text:p>
          </table:table-cell>
          <table:table-cell table:style-name="ce21" table:formula="of:=[.E18]" office:value-type="string" office:string-value="" calcext:value-type="error">
            <text:p>#DIV/0!</text:p>
          </table:table-cell>
          <table:table-cell table:style-name="ce25" table:formula="of:=2*[.F32]/0.29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5" table:formula="of:=2*PI()" office:value-type="float" office:value="6.28318530717959" calcext:value-type="float">
            <text:p>6.2832</text:p>
          </table:table-cell>
          <table:table-cell office:value-type="float" office:value="4.32" calcext:value-type="float">
            <text:p>4.32</text:p>
          </table:table-cell>
          <table:table-cell office:value-type="float" office:value="1" calcext:value-type="float">
            <text:p>1</text:p>
          </table:table-cell>
          <table:table-cell table:style-name="ce14" table:formula="of:=[.B33]/[.C33]" office:value-type="float" office:value="1.45444104332861" calcext:value-type="float">
            <text:p>1.45</text:p>
          </table:table-cell>
          <table:table-cell table:style-name="ce21" table:formula="of:=[.E19]" office:value-type="float" office:value="0.328947368421053" calcext:value-type="float">
            <text:p>0.33</text:p>
          </table:table-cell>
          <table:table-cell table:style-name="ce25" table:formula="of:=2*[.F33]/0.29" office:value-type="float" office:value="2.26860254083485" calcext:value-type="float">
            <text:p>2.2686025408348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onfigurar esta vel angula en el nav stack</text:p>
          </table:table-cell>
          <table:table-cell table:number-columns-repeated="4"/>
        </table:table-row>
      </table:table>
      <table:table table:name="Calculos left right wheel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in vel tangencial iz y der (m/s):</text:p>
          </table:table-cell>
          <table:table-cell table:style-name="ce22" table:formula="of:=[.C20]" office:value-type="float" office:value="0.0143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 vel tangencial iz y der (m/s):</text:p>
          </table:table-cell>
          <table:table-cell table:style-name="ce22" table:formula="of:=[.C24]" office:value-type="float" office:value="0.93" calcext:value-type="float">
            <text:p>0.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paración ruedas (m)</text:p>
          </table:table-cell>
          <table:table-cell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 calcext:value-type="string">
            <text:p>Base local planner params:</text:p>
          </table:table-cell>
          <table:table-cell table:number-columns-repeated="2"/>
          <table:table-cell table:style-name="ce3" office:value-type="string" calcext:value-type="string">
            <text:p>Wheel right speed at max vel theta</text:p>
          </table:table-cell>
          <table:table-cell table:style-name="ce3" office:value-type="string" calcext:value-type="string">
            <text:p>Wheel left speed at max vel theta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max_vel_x (m/s):</text:p>
          </table:table-cell>
          <table:table-cell table:style-name="ce28" office:value-type="float" office:value="0.47" calcext:value-type="float">
            <text:p>0.47</text:p>
          </table:table-cell>
          <table:table-cell/>
          <table:table-cell table:style-name="ce30" table:formula="of:=(2*[.C7]+[.$C$9]*[.$C$4])/2" office:value-type="float" office:value="0.9241" calcext:value-type="float">
            <text:p>0.92</text:p>
          </table:table-cell>
          <table:table-cell table:style-name="ce30" table:formula="of:=(2*[.C7]-[.$C$9]*[.$C$4])/2" office:value-type="float" office:value="0.0159" calcext:value-type="float">
            <text:p>0.02</text:p>
          </table:table-cell>
          <table:table-cell table:style-name="ce72" table:formula="of:=IF(OR([.E7]&gt;[.C3];[.E7]&lt;[.C2]);&quot;Fuera de rango&quot;;&quot;Correcto&quot;)" office:value-type="string" office:string-value="Correcto" calcext:value-type="string">
            <text:p>Correcto</text:p>
          </table:table-cell>
          <table:table-cell table:style-name="ce72" table:formula="of:=IF(OR([.F7]&gt;[.C3];[.F7]&lt;[.C2]);&quot;Fuera de rango&quot;;&quot;Correcto&quot;)" office:value-type="string" office:string-value="Correcto" calcext:value-type="string">
            <text:p>Correcto</text:p>
          </table:table-cell>
        </table:table-row>
        <table:table-row table:style-name="ro1">
          <table:table-cell/>
          <table:table-cell table:style-name="ce29" office:value-type="string" calcext:value-type="string">
            <text:p>min_vel_x (m/s):</text:p>
          </table:table-cell>
          <table:table-cell table:style-name="ce28" office:value-type="float" office:value="0.47" calcext:value-type="float">
            <text:p>0.47</text:p>
          </table:table-cell>
          <table:table-cell/>
          <table:table-cell table:style-name="ce30" table:formula="of:=(2*[.C8]+[.$C$9]*[.$C$4])/2" office:value-type="float" office:value="0.9241" calcext:value-type="float">
            <text:p>0.92</text:p>
          </table:table-cell>
          <table:table-cell table:style-name="ce30" table:formula="of:=(2*[.C8]-[.$C$9]*[.$C$4])/2" office:value-type="float" office:value="0.0159" calcext:value-type="float">
            <text:p>0.02</text:p>
          </table:table-cell>
          <table:table-cell table:style-name="ce72" table:formula="of:=IF(OR([.E8]&gt;[.C3];[.E8]&lt;[.C2]);&quot;Fuera de rango&quot;;&quot;Correcto&quot;)" office:value-type="string" office:string-value="Correcto" calcext:value-type="string">
            <text:p>Correcto</text:p>
          </table:table-cell>
          <table:table-cell table:style-name="ce72" table:formula="of:=IF(OR([.F8]&gt;[.C3];[.F8]&lt;[.C2]);&quot;Fuera de rango&quot;;&quot;Correcto&quot;)" office:value-type="string" office:string-value="Correcto" calcext:value-type="string">
            <text:p>Correcto</text:p>
          </table:table-cell>
        </table:table-row>
        <table:table-row table:style-name="ro1">
          <table:table-cell/>
          <table:table-cell table:style-name="ce29" office:value-type="string" calcext:value-type="string">
            <text:p>max_vel_theta (rad/s) (giro a la izquierda):</text:p>
          </table:table-cell>
          <table:table-cell table:style-name="ce28" office:value-type="float" office:value="2.39" calcext:value-type="float">
            <text:p>2.39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acc_lim_theta (rad/s2) (according to tests with odometry):</text:p>
          </table:table-cell>
          <table:table-cell table:style-name="ce61" office:value-type="float" office:value="0.38" calcext:value-type="float">
            <text:p>0.38</text:p>
          </table:table-cell>
          <table:table-cell table:number-columns-repeated="5"/>
        </table:table-row>
        <table:table-row table:style-name="ro1">
          <table:table-cell/>
          <table:table-cell table:style-name="ce29" office:value-type="string" calcext:value-type="string">
            <text:p>acc_lim_x (m/s2) (according to tests with odometry):</text:p>
          </table:table-cell>
          <table:table-cell table:style-name="ce61" office:value-type="float" office:value="0.41" calcext:value-type="float">
            <text:p>0.41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2020/10/24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string" calcext:value-type="string">
            <text:p>Wheels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 angular wheel vel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ad/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el radius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 tangential wheel vel</text:p>
          </table:table-cell>
          <table:table-cell table:style-name="ce60" table:formula="of:=[.C18]*[.C19]" office:value-type="float" office:value="0.0143" calcext:value-type="float">
            <text:p>0.01</text:p>
          </table:table-cell>
          <table:table-cell table:style-name="ce66" office:value-type="string" calcext:value-type="string">
            <text:p>m/s</text:p>
          </table:table-cell>
          <table:table-cell table:style-name="ce68" office:value-type="string" calcext:value-type="string">
            <text:p>v mi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angular wheel vel (measured by encoders)</text:p>
          </table:table-cell>
          <table:table-cell office:value-type="float" office:value="14.32" calcext:value-type="float">
            <text:p>14.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 tangential wheel vel (according to encoders)</text:p>
          </table:table-cell>
          <table:table-cell table:style-name="ce16" table:formula="of:=[.C22]*[.C19]" office:value-type="float" office:value="0.9308" calcext:value-type="float">
            <text:p>0.93</text:p>
          </table:table-cell>
          <table:table-cell table:style-name="ce10" office:value-type="string" calcext:value-type="string">
            <text:p>m/s</text:p>
          </table:table-cell>
          <table:table-cell table:style-name="ce10" office:value-type="string" calcext:value-type="string">
            <text:p>v ma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angular wheel vel (measured by Lidar odometry)</text:p>
          </table:table-cell>
          <table:table-cell table:style-name="ce63" office:value-type="float" office:value="0.93" calcext:value-type="float">
            <text:p>0.93</text:p>
          </table:table-cell>
          <table:table-cell table:style-name="ce44" office:value-type="string" calcext:value-type="string">
            <text:p>m/s</text:p>
          </table:table-cell>
          <table:table-cell table:style-name="ce44" office:value-type="string" calcext:value-type="string">
            <text:p>v max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8" office:value-type="string" calcext:value-type="string">
            <text:p>Bas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 base angular vel, w</text:p>
          </table:table-cell>
          <table:table-cell table:style-name="ce16" table:formula="of:=2*[.C20]/[.C4]" office:value-type="float" office:value="0.0752631578947368" calcext:value-type="float">
            <text:p>0.08</text:p>
          </table:table-cell>
          <table:table-cell table:style-name="ce10" office:value-type="string" calcext:value-type="string">
            <text:p>rad/s</text:p>
          </table:table-cell>
          <table:table-cell table:style-name="ce10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base angular vel, supported by Lidar Odometry</text:p>
          </table:table-cell>
          <table:table-cell table:style-name="ce44" office:value-type="float" office:value="0.8" calcext:value-type="float">
            <text:p>0.8</text:p>
          </table:table-cell>
          <table:table-cell table:style-name="ce44" office:value-type="string" calcext:value-type="string">
            <text:p>rad/s</text:p>
          </table:table-cell>
          <table:table-cell table:style-name="ce44" office:value-type="string" calcext:value-type="string">
            <text:p>w</text:p>
          </table:table-cell>
          <table:table-cell table:number-columns-repeated="3"/>
        </table:table-row>
      </table:table>
      <table:table table:name="Encoders ticks rads CQrobot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Equivalencia entre Ticks y Radianes para los encoders de Hall-effect de los motores CQ-Robot, con caja reductora 70:1</text:p>
          </table:table-cell>
          <table:table-cell table:style-name="ce38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Usando Arduino Mega2560</text:p>
          </table:table-cell>
          <table:table-cell table:number-columns-repeated="8"/>
        </table:table-row>
        <table:table-row table:style-name="ro6">
          <table:table-cell/>
          <table:table-cell table:style-name="ce48" office:value-type="string" calcext:value-type="string">
            <text:p>Prueba</text:p>
          </table:table-cell>
          <table:table-cell table:style-name="ce48" office:value-type="string" calcext:value-type="string">
            <text:p>Rueda</text:p>
          </table:table-cell>
          <table:table-cell table:style-name="ce57" office:value-type="string" calcext:value-type="string">
            <text:p>Speed (PWM duty cycle %)</text:p>
          </table:table-cell>
          <table:table-cell table:style-name="ce57" office:value-type="string" calcext:value-type="string">
            <text:p>Cantidad de revoluciones en 5 segundos</text:p>
          </table:table-cell>
          <table:table-cell table:style-name="ce48" office:value-type="string" calcext:value-type="string">
            <text:p>Cantidad de Ticks</text:p>
          </table:table-cell>
          <table:table-cell table:style-name="ce48" office:value-type="string" calcext:value-type="string">
            <text:p>Ticks/Rev</text:p>
          </table:table-cell>
          <table:table-cell table:style-name="ce48" office:value-type="string" calcext:value-type="string">
            <text:p>Rad/Tick</text:p>
          </table:table-cell>
          <table:table-cell table:style-name="ce48" office:value-type="string" calcext:value-type="string">
            <text:p>Grados/Tick</text:p>
          </table:table-cell>
          <table:table-cell table:style-name="ce57" office:value-type="string" calcext:value-type="string">
            <text:p>Centimetros tangenciales por cada Tick (Radio rueda = 6,5cm)</text:p>
          </table:table-cell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right_front</text:p>
          </table:table-cell>
          <table:table-cell table:style-name="ce73" table:formula="of:=100/255" office:value-type="percentage" office:value="0.392156862745098" calcext:value-type="percentage">
            <text:p>39.2%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7326" calcext:value-type="float">
            <text:p>17326</text:p>
          </table:table-cell>
          <table:table-cell table:style-name="ce85" table:formula="of:=[.F5]/[.E5]" office:value-type="float" office:value="4331.5" calcext:value-type="float">
            <text:p>4,331.5</text:p>
          </table:table-cell>
          <table:table-cell table:style-name="ce87" table:formula="of:=2*PI()/[.G5]" office:value-type="float" office:value="0.00145057954684973" calcext:value-type="float">
            <text:p>0.00145</text:p>
          </table:table-cell>
          <table:table-cell table:style-name="ce89" table:formula="of:=[.H5]*360/(2*PI())" office:value-type="float" office:value="0.0831120858824887" calcext:value-type="float">
            <text:p>0.0831</text:p>
          </table:table-cell>
          <table:table-cell table:style-name="ce89" table:formula="of:=[.H5]*6.5" office:value-type="float" office:value="0.00942876705452322" calcext:value-type="float">
            <text:p>0.0094</text:p>
          </table:table-cell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ight_front</text:p>
          </table:table-cell>
          <table:table-cell table:style-name="ce73" table:formula="of:=150/255" office:value-type="percentage" office:value="0.588235294117647" calcext:value-type="percentage">
            <text:p>58.8%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office:value-type="float" office:value="28838" calcext:value-type="float">
            <text:p>28838</text:p>
          </table:table-cell>
          <table:table-cell table:style-name="ce85" table:formula="of:=[.F6]/[.E6]" office:value-type="float" office:value="4436.61538461538" calcext:value-type="float">
            <text:p>4,436.6</text:p>
          </table:table-cell>
          <table:table-cell table:style-name="ce87" table:formula="of:=2*PI()/[.G6]" office:value-type="float" office:value="0.00141621140497494" calcext:value-type="float">
            <text:p>0.00142</text:p>
          </table:table-cell>
          <table:table-cell table:style-name="ce89" table:formula="of:=[.H6]*360/(2*PI())" office:value-type="float" office:value="0.0811429364033567" calcext:value-type="float">
            <text:p>0.0811</text:p>
          </table:table-cell>
          <table:table-cell table:style-name="ce89" table:formula="of:=[.H6]*6.5" office:value-type="float" office:value="0.00920537413233711" calcext:value-type="float">
            <text:p>0.0092</text:p>
          </table:table-cell>
        </table:table-row>
        <table:table-row table:style-name="ro1"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right_back</text:p>
          </table:table-cell>
          <table:table-cell table:style-name="ce73" table:formula="of:=150/255" office:value-type="percentage" office:value="0.588235294117647" calcext:value-type="percentage">
            <text:p>58.8%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office:value-type="float" office:value="28651" calcext:value-type="float">
            <text:p>28651</text:p>
          </table:table-cell>
          <table:table-cell table:style-name="ce85" table:formula="of:=[.F7]/[.E7]" office:value-type="float" office:value="4407.84615384615" calcext:value-type="float">
            <text:p>4,407.8</text:p>
          </table:table-cell>
          <table:table-cell table:style-name="ce87" table:formula="of:=2*PI()/[.G7]" office:value-type="float" office:value="0.00142545476586043" calcext:value-type="float">
            <text:p>0.00143</text:p>
          </table:table-cell>
          <table:table-cell table:style-name="ce89" table:formula="of:=[.H7]*360/(2*PI())" office:value-type="float" office:value="0.0816725419706118" calcext:value-type="float">
            <text:p>0.0817</text:p>
          </table:table-cell>
          <table:table-cell table:style-name="ce89" table:formula="of:=[.H7]*6.5" office:value-type="float" office:value="0.00926545597809282" calcext:value-type="float">
            <text:p>0.0093</text:p>
          </table:table-cell>
        </table:table-row>
        <table:table-row table:style-name="ro1">
          <table:table-cell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left_front</text:p>
          </table:table-cell>
          <table:table-cell table:style-name="ce73" table:formula="of:=180/255" office:value-type="percentage" office:value="0.705882352941176" calcext:value-type="percentage">
            <text:p>70.6%</text:p>
          </table:table-cell>
          <table:table-cell table:style-name="ce44" office:value-type="float" office:value="8.2" calcext:value-type="float">
            <text:p>8.2</text:p>
          </table:table-cell>
          <table:table-cell table:style-name="ce44" office:value-type="float" office:value="36294" calcext:value-type="float">
            <text:p>36294</text:p>
          </table:table-cell>
          <table:table-cell table:style-name="ce85" table:formula="of:=[.F8]/[.E8]" office:value-type="float" office:value="4426.09756097561" calcext:value-type="float">
            <text:p>4,426.1</text:p>
          </table:table-cell>
          <table:table-cell table:style-name="ce87" table:formula="of:=2*PI()/[.G8]" office:value-type="float" office:value="0.0014195767762956" calcext:value-type="float">
            <text:p>0.00142</text:p>
          </table:table-cell>
          <table:table-cell table:style-name="ce89" table:formula="of:=[.H8]*360/(2*PI())" office:value-type="float" office:value="0.081335757976525" calcext:value-type="float">
            <text:p>0.0813</text:p>
          </table:table-cell>
          <table:table-cell table:style-name="ce89" table:formula="of:=[.H8]*6.5" office:value-type="float" office:value="0.00922724904592142" calcext:value-type="float">
            <text:p>0.0092</text:p>
          </table:table-cell>
        </table:table-row>
        <table:table-row table:style-name="ro1">
          <table:table-cell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left_back</text:p>
          </table:table-cell>
          <table:table-cell table:style-name="ce73" table:formula="of:=80/255" office:value-type="percentage" office:value="0.313725490196078" calcext:value-type="percentage">
            <text:p>31.4%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11868" calcext:value-type="float">
            <text:p>11868</text:p>
          </table:table-cell>
          <table:table-cell table:style-name="ce85" table:formula="of:=[.F9]/[.E9]" office:value-type="float" office:value="4395.55555555556" calcext:value-type="float">
            <text:p>4,395.6</text:p>
          </table:table-cell>
          <table:table-cell table:style-name="ce87" table:formula="of:=2*PI()/[.G9]" office:value-type="float" office:value="0.00142944054005602" calcext:value-type="float">
            <text:p>0.00143</text:p>
          </table:table-cell>
          <table:table-cell table:style-name="ce89" table:formula="of:=[.H9]*360/(2*PI())" office:value-type="float" office:value="0.0819009100101112" calcext:value-type="float">
            <text:p>0.0819</text:p>
          </table:table-cell>
          <table:table-cell table:style-name="ce89" table:formula="of:=[.H9]*6.5" office:value-type="float" office:value="0.00929136351036415" calcext:value-type="float">
            <text:p>0.0093</text:p>
          </table:table-cell>
        </table:table-row>
        <table:table-row table:style-name="ro1">
          <table:table-cell/>
          <table:table-cell table:style-name="ce44" office:value-type="float" office:value="6" calcext:value-type="float">
            <text:p>6</text:p>
          </table:table-cell>
          <table:table-cell table:style-name="ce44" table:number-columns-repeated="4"/>
          <table:table-cell table:style-name="ce85"/>
          <table:table-cell table:style-name="ce87"/>
          <table:table-cell table:style-name="ce89" table:number-columns-repeated="2"/>
        </table:table-row>
        <table:table-row table:style-name="ro1">
          <table:table-cell/>
          <table:table-cell table:style-name="ce44" office:value-type="float" office:value="7" calcext:value-type="float">
            <text:p>7</text:p>
          </table:table-cell>
          <table:table-cell table:style-name="ce44" table:number-columns-repeated="4"/>
          <table:table-cell table:style-name="ce85"/>
          <table:table-cell table:style-name="ce87"/>
          <table:table-cell table:style-name="ce89" table:number-columns-repeated="2"/>
        </table:table-row>
        <table:table-row table:style-name="ro1">
          <table:table-cell/>
          <table:table-cell table:style-name="ce44" office:value-type="float" office:value="10" calcext:value-type="float">
            <text:p>10</text:p>
          </table:table-cell>
          <table:table-cell table:style-name="ce44" table:number-columns-repeated="4"/>
          <table:table-cell table:style-name="ce85"/>
          <table:table-cell table:style-name="ce87"/>
          <table:table-cell table:style-name="ce89" table:number-columns-repeated="2"/>
        </table:table-row>
        <table:table-row table:style-name="ro1">
          <table:table-cell/>
          <table:table-cell table:style-name="ce44" table:number-columns-repeated="4"/>
          <table:table-cell table:style-name="ce84" office:value-type="string" calcext:value-type="string">
            <text:p>PROMEDIO:</text:p>
          </table:table-cell>
          <table:table-cell table:style-name="ce86" table:formula="of:=AVERAGE([.G5:.G9])" office:value-type="float" office:value="4399.52293099854" calcext:value-type="float">
            <text:p>4,399.5</text:p>
          </table:table-cell>
          <table:table-cell table:style-name="ce88" table:formula="of:=AVERAGE([.H5:.H9])" office:value-type="float" office:value="0.00142825260680734" calcext:value-type="float">
            <text:p>0.00143</text:p>
          </table:table-cell>
          <table:table-cell table:style-name="ce90" table:formula="of:=AVERAGE([.I5:.I9])" office:value-type="float" office:value="0.0818328464486187" calcext:value-type="float">
            <text:p>0.0818</text:p>
          </table:table-cell>
          <table:table-cell table:style-name="ce90" table:formula="of:=AVERAGE([.J5:.J9])" office:value-type="float" office:value="0.00928364194424774" calcext:value-type="float">
            <text:p>0.009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75" office:value-type="string" calcext:value-type="string">
            <text:p>Error:</text:p>
          </table:table-cell>
          <table:table-cell table:style-name="ce78" table:formula="of:=MAX([.G5:.G9])-MIN([.G5:.G9])" office:value-type="float" office:value="105.115384615385" calcext:value-type="float">
            <text:p>105.1</text:p>
          </table:table-cell>
          <table:table-cell table:style-name="ce82" table:formula="of:=MAX([.H5:.H9])*[.G16]" office:value-type="float" office:value="0.152478226982319" calcext:value-type="float">
            <text:p>0.15</text:p>
          </table:table-cell>
          <table:table-cell table:style-name="ce78" table:formula="of:=[.H16]*360/(2*PI())" office:value-type="float" office:value="8.73635887372469" calcext:value-type="float">
            <text:p>8.7</text:p>
          </table:table-cell>
          <table:table-cell table:style-name="ce92" table:formula="of:=[.H16]*6.5" office:value-type="float" office:value="0.991108475385076" calcext:value-type="float">
            <text:p>0.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cks/rev</text:p>
          </table:table-cell>
          <table:table-cell office:value-type="string" calcext:value-type="string">
            <text:p>Rad/rev</text:p>
          </table:table-cell>
          <table:table-cell office:value-type="string" calcext:value-type="string">
            <text:p>grados/rev</text:p>
          </table:table-cell>
          <table:table-cell table:style-name="ce22" office:value-type="string" calcext:value-type="string">
            <text:p>cm/re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Descartando los que tomaron menos 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MEDIO:</text:p>
          </table:table-cell>
          <table:table-cell table:style-name="ce79" table:formula="of:=AVERAGE([.G6];[.G7];[.G8])" office:value-type="float" office:value="4423.51969981238" calcext:value-type="float">
            <text:p>4,424</text:p>
          </table:table-cell>
          <table:table-cell office:value-type="string" calcext:value-type="string">
            <text:p>Ticks/Re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5" loext:min-decimal-places="5" number:min-integer-digits="1" number:grouping="true"/>
    </number:number-style>
    <number:percentage-style style:name="N14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7:29:44.898790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7:53.646735913</meta:creation-date>
    <dc:date>2020-10-24T17:36:46.174777698</dc:date>
    <meta:editing-duration>PT20H8M15S</meta:editing-duration>
    <meta:editing-cycles>136</meta:editing-cycles>
    <meta:generator>LibreOffice/6.0.7.3$Linux_X86_64 LibreOffice_project/00m0$Build-3</meta:generator>
    <meta:document-statistic meta:table-count="4" meta:cell-count="3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67cm" svg:height="5.778cm" xlink:href=".." xlink:type="simple" chart:class="chart:line" chart:style-name="ch1">
        <chart:legend chart:legend-position="end" svg:x="6.7cm" svg:y="2.413cm" style:legend-expansion="high" chart:style-name="ch2"/>
        <chart:plot-area chart:style-name="ch3" table:cell-range-address="5V.D13:5V.E19 5V.D9:5V.D9" chart:data-source-has-labels="both" svg:x="0.229cm" svg:y="0.115cm" svg:width="6.242cm" svg:height="5.548cm">
          <chartooo:coordinate-region svg:x="1.774cm" svg:y="0.115cm" svg:width="4.448cm" svg:height="2.532cm"/>
          <chart:axis chart:dimension="x" chart:name="primary-x" chart:style-name="ch4" chartooo:axis-type="auto">
            <chartooo:date-scale/>
            <chart:categories table:cell-range-address="5V.E13:5V.E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5V.D13:5V.D19" chart:label-cell-address="5V.D9:5V.D9" chart:class="chart:line">
            <chart:data-point chart:style-name="ch7" chart:repeated="4"/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: Comando motor forward()</text:p>
                <draw:g>
                  <svg:desc>5V.D9:5V.D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5V.E13:5V.E19</svg:desc>
                </draw:g>
              </table:table-cell>
              <table:table-cell office:value-type="float" office:value="0.4">
                <text:p>0.4</text:p>
                <draw:g>
                  <svg:desc>5V.D13:5V.D19</svg:desc>
                </draw:g>
              </table:table-cell>
            </table:table-row>
            <table:table-row>
              <table:table-cell office:value-type="float" office:value="0.204359673024523">
                <text:p>0.2043596730245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35849056603774">
                <text:p>0.2358490566037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#¡DIV/0!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#¡DIV/0!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328947368421053">
                <text:p>0.3289473684210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9cm" svg:height="5.418cm" xlink:href=".." xlink:type="simple" chart:class="chart:line" chart:style-name="ch1">
        <chart:legend chart:legend-position="end" svg:x="8.923cm" svg:y="2.233cm" style:legend-expansion="high" chart:style-name="ch2"/>
        <chart:plot-area chart:style-name="ch3" table:cell-range-address="9V.D11:9V.E19 9V.D9:9V.D9" chart:data-source-has-labels="both" svg:x="0.273cm" svg:y="0.108cm" svg:width="8.377cm" svg:height="5.202cm">
          <chartooo:coordinate-region svg:x="1.01cm" svg:y="0.297cm" svg:width="7.64cm" svg:height="4.388cm"/>
          <chart:axis chart:dimension="x" chart:name="primary-x" chart:style-name="ch4" chartooo:axis-type="auto">
            <chartooo:date-scale/>
            <chart:categories table:cell-range-address="9V.E11:9V.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9V.D11:9V.D19" chart:label-cell-address="9V.D9:9V.D9" chart:class="chart:line">
            <chart:data-point chart:style-name="ch8" chart:repeated="4"/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: Comando motor forward()</text:p>
                <draw:g>
                  <svg:desc>9V.D9:9V.D9</svg:desc>
                </draw:g>
              </table:table-cell>
            </table:table-row>
          </table:table-header-rows>
          <table:table-rows>
            <table:table-row>
              <table:table-cell office:value-type="float" office:value="0.203850509626274">
                <text:p>0.203850509626274</text:p>
                <draw:g>
                  <svg:desc>9V.E11:9V.E19</svg:desc>
                </draw:g>
              </table:table-cell>
              <table:table-cell office:value-type="float" office:value="0.2">
                <text:p>0.2</text:p>
                <draw:g>
                  <svg:desc>9V.D11:9V.D19</svg:desc>
                </draw:g>
              </table:table-cell>
            </table:table-row>
            <table:table-row>
              <table:table-cell office:value-type="float" office:value="0.29126213592233">
                <text:p>0.291262135922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72670807453416">
                <text:p>0.3726708074534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